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5cm" fo:min-width="16.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3cm" svg:stroke-color="#2a6099" draw:marker-start-width="0.279cm" draw:marker-end-width="0.279cm" draw:fill="solid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8d281e" draw:marker-start-width="0.279cm" draw:marker-end-width="0.279cm" draw:fill="none" draw:textarea-horizontal-align="justify" draw:textarea-vertical-align="middle" draw:auto-grow-height="false" fo:min-height="3.498cm" fo:min-width="16.448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8d281e" draw:marker-start-width="0.279cm" draw:marker-end-width="0.279cm" draw:fill="none" draw:fill-color="#ffffff" fo:min-height="0.723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7cm" svg:height="2.1cm" svg:x="2.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09cm" svg:height="0.962cm" svg:x="9.346cm" svg:y="2.569cm">
          <draw:text-box>
            <text:p text:style-name="P2">Docker</text:p>
          </draw:text-box>
        </draw:frame>
        <draw:frame draw:style-name="gr3" draw:text-style-name="P4" draw:layer="layout" svg:width="3.788cm" svg:height="1.014cm" svg:x="2.364cm" svg:y="3.6cm">
          <draw:text-box>
            <text:p>libcontainer</text:p>
          </draw:text-box>
        </draw:frame>
        <draw:frame draw:style-name="gr3" draw:text-style-name="P4" draw:layer="layout" svg:width="2.031cm" svg:height="1.014cm" svg:x="8cm" svg:y="5cm">
          <draw:text-box>
            <text:p>libvirt</text:p>
          </draw:text-box>
        </draw:frame>
        <draw:frame draw:style-name="gr3" draw:text-style-name="P4" draw:layer="layout" svg:width="1.786cm" svg:height="1.014cm" svg:x="11.2cm" svg:y="4.986cm">
          <draw:text-box>
            <text:p>LXC</text:p>
          </draw:text-box>
        </draw:frame>
        <draw:frame draw:style-name="gr3" draw:text-style-name="P4" draw:layer="layout" svg:width="5.308cm" svg:height="1.014cm" svg:x="13.692cm" svg:y="5cm">
          <draw:text-box>
            <text:p>systemd-nspawn</text:p>
          </draw:text-box>
        </draw:frame>
        <draw:custom-shape draw:style-name="gr4" draw:text-style-name="P1" draw:layer="layout" svg:width="17cm" svg:height="3.8cm" svg:x="2cm" svg:y="7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4cm" svg:height="0.962cm" svg:x="8.543cm" svg:y="7.3cm">
          <draw:text-box>
            <text:p>Linux kernel</text:p>
          </draw:text-box>
        </draw:frame>
        <draw:frame draw:style-name="gr5" draw:text-style-name="P3" draw:layer="layout" svg:width="4.2cm" svg:height="1.025cm" svg:x="2.1cm" svg:y="8.475cm">
          <draw:text-box>
            <text:p text:style-name="P2">namespaces</text:p>
          </draw:text-box>
        </draw:frame>
        <draw:frame draw:style-name="gr5" draw:text-style-name="P3" draw:layer="layout" svg:width="4.2cm" svg:height="1.025cm" svg:x="6.4cm" svg:y="8.475cm">
          <draw:text-box>
            <text:p text:style-name="P2">cgroups</text:p>
          </draw:text-box>
        </draw:frame>
        <draw:frame draw:style-name="gr5" draw:text-style-name="P3" draw:layer="layout" svg:width="4.2cm" svg:height="1.025cm" svg:x="10.7cm" svg:y="8.475cm">
          <draw:text-box>
            <text:p text:style-name="P2">Netlink</text:p>
          </draw:text-box>
        </draw:frame>
        <draw:frame draw:style-name="gr5" draw:text-style-name="P5" draw:layer="layout" svg:width="3.9cm" svg:height="1.025cm" svg:x="15cm" svg:y="8.475cm">
          <draw:text-box>
            <text:p text:style-name="P2">SELinux</text:p>
          </draw:text-box>
        </draw:frame>
        <draw:frame draw:style-name="gr5" draw:text-style-name="P5" draw:layer="layout" svg:width="4.2cm" svg:height="1.025cm" svg:x="2.1cm" svg:y="9.6cm">
          <draw:text-box>
            <text:p text:style-name="P2">Netfilter</text:p>
          </draw:text-box>
        </draw:frame>
        <draw:frame draw:style-name="gr5" draw:text-style-name="P3" draw:layer="layout" svg:width="4.2cm" svg:height="1.025cm" svg:x="6.4cm" svg:y="9.6cm">
          <draw:text-box>
            <text:p text:style-name="P2">capabilities</text:p>
          </draw:text-box>
        </draw:frame>
        <draw:frame draw:style-name="gr5" draw:text-style-name="P3" draw:layer="layout" svg:width="4.2cm" svg:height="1.025cm" svg:x="10.7cm" svg:y="9.6cm">
          <draw:text-box>
            <text:p>AppArmor</text:p>
          </draw:text-box>
        </draw:frame>
        <draw:line draw:style-name="gr6" draw:text-style-name="P1" draw:layer="layout" svg:x1="4.1cm" svg:y1="4.6cm" svg:x2="4.1cm" svg:y2="7cm">
          <text:p/>
        </draw:line>
        <draw:line draw:style-name="gr6" draw:text-style-name="P1" draw:layer="layout" svg:x1="9.1cm" svg:y1="4.1cm" svg:x2="9.1cm" svg:y2="5cm">
          <text:p/>
        </draw:line>
        <draw:line draw:style-name="gr6" draw:text-style-name="P1" draw:layer="layout" svg:x1="12.2cm" svg:y1="4.1cm" svg:x2="12.2cm" svg:y2="5cm">
          <text:p/>
        </draw:line>
        <draw:line draw:style-name="gr6" draw:text-style-name="P1" draw:layer="layout" svg:x1="16.1cm" svg:y1="4.1cm" svg:x2="16.1cm" svg:y2="5cm">
          <text:p/>
        </draw:line>
        <draw:line draw:style-name="gr6" draw:text-style-name="P1" draw:layer="layout" svg:x1="9cm" svg:y1="6cm" svg:x2="9cm" svg:y2="7cm">
          <text:p/>
        </draw:line>
        <draw:line draw:style-name="gr6" draw:text-style-name="P1" draw:layer="layout" svg:x1="12cm" svg:y1="6cm" svg:x2="12cm" svg:y2="7cm">
          <text:p/>
        </draw:line>
        <draw:line draw:style-name="gr6" draw:text-style-name="P1" draw:layer="layout" svg:x1="16.1cm" svg:y1="6cm" svg:x2="16.1cm" svg:y2="7cm">
          <text:p/>
        </draw:line>
      </draw:page>
      <draw:page draw:name="page2" draw:style-name="dp1" draw:master-page-name="Alapértelmezet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Kitöltött_20_kék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Kitöltött_20_zö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Kitöltött_20_vörö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Kitöltött_20_sárga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08:27:05.706000000</meta:creation-date>
    <dc:date>2018-12-13T15:31:38.379000000</dc:date>
    <meta:editing-duration>PT6H54M10S</meta:editing-duration>
    <meta:editing-cycles>6</meta:editing-cycles>
    <meta:generator>LibreOffice/6.1.2.1$Windows_X86_64 LibreOffice_project/65905a128db06ba48db947242809d14d3f9a93fe</meta:generator>
    <meta:document-statistic meta:object-count="22"/>
  </office:meta>
</office:document-meta>
</file>